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MMI101" svg:font-family="CMMI10"/>
    <style:font-face style:name="CMMI8" svg:font-family="CMMI8"/>
    <style:font-face style:name="CMR101" svg:font-family="CMR10"/>
    <style:font-face style:name="CMR8" svg:font-family="CMR8"/>
    <style:font-face style:name="CMSY101" svg:font-family="CMSY10"/>
    <style:font-face style:name="Helvetica1" svg:font-family="Helvetica"/>
    <style:font-face style:name="MSBM101" svg:font-family="MSBM10"/>
    <style:font-face style:name="SFBX10001" svg:font-family="SFBX1000"/>
    <style:font-face style:name="SFBX1095" svg:font-family="SFBX1095"/>
    <style:font-face style:name="SFBX12001" svg:font-family="SFBX1200"/>
    <style:font-face style:name="SFBX14401" svg:font-family="SFBX1440"/>
    <style:font-face style:name="SFBX2074" svg:font-family="SFBX2074"/>
    <style:font-face style:name="SFBX24881" svg:font-family="SFBX2488"/>
    <style:font-face style:name="SFIT10001" svg:font-family="SFIT1000"/>
    <style:font-face style:name="SFRM0800" svg:font-family="SFRM0800"/>
    <style:font-face style:name="SFRM0900" svg:font-family="SFRM0900"/>
    <style:font-face style:name="SFRM10001" svg:font-family="SFRM1000"/>
    <style:font-face style:name="SFRM10951" svg:font-family="SFRM1095"/>
    <style:font-face style:name="SFSL10951" svg:font-family="SFSL1095"/>
    <style:font-face style:name="SFTI0900" svg:font-family="SFTI0900"/>
    <style:font-face style:name="SFTI10001" svg:font-family="SFTI1000"/>
    <style:font-face style:name="SFTI10951" svg:font-family="SFTI1095"/>
    <style:font-face style:name="SFTT08001" svg:font-family="SFTT0800"/>
    <style:font-face style:name="SFTT0900" svg:font-family="SFTT0900"/>
    <style:font-face style:name="SFTT10001" svg:font-family="SFTT1000"/>
    <style:font-face style:name="SFTT10951" svg:font-family="SFTT1095"/>
    <style:font-face style:name="CMMI10" svg:font-family="CMMI10" style:font-pitch="variable"/>
    <style:font-face style:name="CMMI81" svg:font-family="CMMI8" style:font-pitch="variable"/>
    <style:font-face style:name="CMR10" svg:font-family="CMR10" style:font-pitch="variable"/>
    <style:font-face style:name="CMR81" svg:font-family="CMR8" style:font-pitch="variable"/>
    <style:font-face style:name="CMSY10" svg:font-family="CMSY10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SBM10" svg:font-family="MSBM10" style:font-pitch="variable"/>
    <style:font-face style:name="SFBX1000" svg:font-family="SFBX1000" style:font-pitch="variable"/>
    <style:font-face style:name="SFBX10951" svg:font-family="SFBX1095" style:font-pitch="variable"/>
    <style:font-face style:name="SFBX1200" svg:font-family="SFBX1200" style:font-pitch="variable"/>
    <style:font-face style:name="SFBX1440" svg:font-family="SFBX1440" style:font-pitch="variable"/>
    <style:font-face style:name="SFBX20741" svg:font-family="SFBX2074" style:font-pitch="variable"/>
    <style:font-face style:name="SFBX2488" svg:font-family="SFBX2488" style:font-pitch="variable"/>
    <style:font-face style:name="SFIT1000" svg:font-family="SFIT1000" style:font-pitch="variable"/>
    <style:font-face style:name="SFRM08001" svg:font-family="SFRM0800" style:font-pitch="variable"/>
    <style:font-face style:name="SFRM09001" svg:font-family="SFRM0900" style:font-pitch="variable"/>
    <style:font-face style:name="SFRM1000" svg:font-family="SFRM1000" style:font-pitch="variable"/>
    <style:font-face style:name="SFRM1095" svg:font-family="SFRM1095" style:font-pitch="variable"/>
    <style:font-face style:name="SFSL1095" svg:font-family="SFSL1095" style:font-pitch="variable"/>
    <style:font-face style:name="SFTI09001" svg:font-family="SFTI0900" style:font-pitch="variable"/>
    <style:font-face style:name="SFTI1000" svg:font-family="SFTI1000" style:font-pitch="variable"/>
    <style:font-face style:name="SFTI1095" svg:font-family="SFTI1095" style:font-pitch="variable"/>
    <style:font-face style:name="SFTT0800" svg:font-family="SFTT0800" style:font-pitch="variable"/>
    <style:font-face style:name="SFTT09001" svg:font-family="SFTT0900" style:font-pitch="variable"/>
    <style:font-face style:name="SFTT1000" svg:font-family="SFTT1000" style:font-pitch="variable"/>
    <style:font-face style:name="SFTT1095" svg:font-family="SFTT1095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726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solid" svg:stroke-width="0.013cm" svg:stroke-color="#000000" draw:stroke-linejoin="miter" svg:stroke-linecap="butt" draw:fill="none" fo:padding-top="0.006cm" fo:padding-bottom="0.006cm" fo:padding-left="0.006cm" fo:padding-right="0.006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1.036cm" fo:min-width="1.136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36cm" fo:min-width="1.851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6.841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5.562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1.037cm" fo:min-width="5.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1.037cm" fo:min-width="1.826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0.533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4.23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2.131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1.035cm" fo:min-width="5.972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solid" svg:stroke-width="0.044cm" svg:stroke-color="#ffffff" draw:stroke-linejoin="miter" svg:stroke-linecap="butt" draw:fill="none" fo:padding-top="0.022cm" fo:padding-bottom="0.022cm" fo:padding-left="0.022cm" fo:padding-right="0.022cm"/>
    </style:style>
    <style:style style:name="gr14" style:family="graphic" style:parent-style-name="standard">
      <style:graphic-properties draw:stroke="solid" svg:stroke-width="0.008cm" svg:stroke-color="#000000" draw:stroke-linejoin="miter" svg:stroke-linecap="butt" draw:fill="none" fo:padding-top="0.004cm" fo:padding-bottom="0.004cm" fo:padding-left="0.004cm" fo:padding-right="0.004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3.55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213cm" fo:min-width="1.78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5.801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1.418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2.308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5.00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4.06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8.061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3.243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739cm" fo:min-width="1.747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739cm" fo:min-width="2.368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74cm" fo:min-width="0.665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.048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2.49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5.989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2.435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0.418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0.491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3.374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4.082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6.282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6.43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3.502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2.856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8.91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6.558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4.775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62cm" fo:min-width="7.795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463cm" fo:min-width="13.224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73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192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9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174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163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555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466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83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147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64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509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394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935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0.343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4.244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05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3.99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5.133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2.288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6.233cm" fo:padding-top="0cm" fo:padding-bottom="0cm" fo:padding-left="0cm" fo:padding-right="0cm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99cm" fo:min-width="1.424cm" fo:padding-top="0cm" fo:padding-bottom="0cm" fo:padding-left="0cm" fo:padding-right="0cm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441cm" fo:min-width="15.754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0.6999998092651pt" style:font-size-asian="10.6999998092651pt" style:font-size-complex="10.6999998092651pt"/>
    </style:style>
    <style:style style:name="P3" style:family="paragraph">
      <loext:graphic-properties draw:fill="none"/>
    </style:style>
    <style:style style:name="P4" style:family="paragraph">
      <loext:graphic-properties draw:fill="none"/>
      <style:paragraph-properties fo:text-align="start" style:writing-mode="lr-tb"/>
      <style:text-properties fo:font-size="10.6999998092651pt" style:font-size-asian="10.6999998092651pt" style:font-size-complex="10.6999998092651pt"/>
    </style:style>
    <style:style style:name="P5" style:family="paragraph">
      <loext:graphic-properties draw:fill="none"/>
      <style:paragraph-properties style:writing-mode="lr-tb"/>
      <style:text-properties fo:font-size="6pt" style:font-size-asian="6pt" style:font-size-complex="6pt"/>
    </style:style>
    <style:style style:name="P6" style:family="paragraph">
      <style:paragraph-properties fo:text-align="start" style:writing-mode="lr-tb"/>
      <style:text-properties fo:font-size="14pt" style:font-size-asian="14pt" style:font-size-complex="14pt"/>
    </style:style>
    <style:style style:name="P7" style:family="paragraph">
      <loext:graphic-properties draw:fill="none"/>
      <style:paragraph-properties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style:writing-mode="lr-tb"/>
      <style:text-properties fo:font-size="9.80000019073486pt" style:font-size-asian="9.80000019073486pt" style:font-size-complex="9.80000019073486pt"/>
    </style:style>
    <style:style style:name="T1" style:family="text">
      <style:text-properties fo:color="#000000" loext:opacity="100%" style:font-name="SFRM10951" fo:font-size="10.6999998092651pt" style:font-size-asian="10.6999998092651pt" style:font-name-complex="SFRM10951" style:font-size-complex="10.6999998092651pt"/>
    </style:style>
    <style:style style:name="T2" style:family="text">
      <style:text-properties fo:color="#000000" loext:opacity="100%" style:font-name="SFTT10951" fo:font-size="10.6999998092651pt" style:font-size-asian="10.6999998092651pt" style:font-name-complex="SFTT10951" style:font-size-complex="10.6999998092651pt"/>
    </style:style>
    <style:style style:name="T3" style:family="text">
      <style:text-properties fo:color="#000000" loext:opacity="100%" style:font-name="SFTI10951" fo:font-size="10.6999998092651pt" fo:font-style="italic" style:font-size-asian="10.6999998092651pt" style:font-name-complex="SFTI10951" style:font-size-complex="10.6999998092651pt" style:font-style-complex="italic"/>
    </style:style>
    <style:style style:name="T4" style:family="text">
      <style:text-properties fo:color="#ffffff" loext:opacity="100%" style:text-outline="true" style:font-name="Helvetica1" fo:font-size="6pt" style:font-size-asian="6pt" style:font-name-complex="Helvetica1" style:font-size-complex="6pt"/>
    </style:style>
    <style:style style:name="T5" style:family="text">
      <style:text-properties fo:color="#000000" loext:opacity="100%" style:font-name="Helvetica1" fo:font-size="6pt" style:font-size-asian="6pt" style:font-name-complex="Helvetica1" style:font-size-complex="6pt"/>
    </style:style>
    <style:style style:name="T6" style:family="text">
      <style:text-properties fo:color="#000000" loext:opacity="100%" fo:font-size="14pt" style:font-size-asian="14pt" style:font-size-complex="14pt"/>
    </style:style>
    <style:style style:name="T7" style:family="text">
      <style:text-properties fo:color="#000000" loext:opacity="100%" style:font-name="SFRM10001" fo:font-size="9.80000019073486pt" style:font-size-asian="9.80000019073486pt" style:font-name-complex="SFRM10001" style:font-size-complex="9.80000019073486pt"/>
    </style:style>
    <style:style style:name="T8" style:family="text">
      <style:text-properties fo:color="#000000" loext:opacity="100%" style:font-name="SFTT10001" fo:font-size="9.80000019073486pt" style:font-size-asian="9.80000019073486pt" style:font-name-complex="SFTT10001" style:font-size-complex="9.80000019073486pt"/>
    </style:style>
    <style:style style:name="T9" style:family="text">
      <style:text-properties fo:color="#000000" loext:opacity="100%" style:font-name="SFTI10001" fo:font-size="9.80000019073486pt" fo:font-style="italic" style:font-size-asian="9.80000019073486pt" style:font-name-complex="SFTI10001" style:font-size-complex="9.80000019073486pt" style:font-style-complex="italic"/>
    </style:style>
    <style:style style:name="T10" style:family="text">
      <style:text-properties fo:color="#000000" loext:opacity="100%" style:font-name="SFIT10001" fo:font-size="9.80000019073486pt" fo:font-style="italic" style:font-size-asian="9.80000019073486pt" style:font-name-complex="SFIT10001" style:font-size-complex="9.8000001907348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726cm" svg:height="0.441cm" svg:x="-15.372cm" svg:y="2.246cm">
          <draw:text-box>
            <text:p text:style-name="P1"><text:span text:style-name="T1">160</text:span></text:p>
          </draw:text-box>
        </draw:frame>
        <draw:line draw:style-name="gr2" draw:text-style-name="P3" draw:layer="layout" svg:x1="1.75cm" svg:y1="2.783cm" svg:x2="17.774cm" svg:y2="2.783cm">
          <text:p/>
        </draw:line>
        <draw:line draw:style-name="gr2" draw:text-style-name="P3" draw:layer="layout" svg:x1="1.76cm" svg:y1="3.901cm" svg:x2="1.76cm" svg:y2="2.799cm">
          <text:p/>
        </draw:line>
        <draw:line draw:style-name="gr2" draw:text-style-name="P3" draw:layer="layout" svg:x1="9.618cm" svg:y1="3.901cm" svg:x2="9.618cm" svg:y2="2.799cm">
          <text:p/>
        </draw:line>
        <draw:frame draw:style-name="gr3" draw:text-style-name="P4" draw:layer="layout" svg:width="1.136cm" svg:height="1.036cm" svg:x="5.169cm" svg:y="2.75cm">
          <draw:text-box>
            <text:p text:style-name="P1"><text:span text:style-name="T1">Java</text:span></text:p>
          </draw:text-box>
        </draw:frame>
        <draw:line draw:style-name="gr2" draw:text-style-name="P3" draw:layer="layout" svg:x1="17.764cm" svg:y1="3.901cm" svg:x2="17.764cm" svg:y2="2.799cm">
          <text:p/>
        </draw:line>
        <draw:line draw:style-name="gr2" draw:text-style-name="P3" draw:layer="layout" svg:x1="1.75cm" svg:y1="3.917cm" svg:x2="17.774cm" svg:y2="3.917cm">
          <text:p/>
        </draw:line>
        <draw:line draw:style-name="gr2" draw:text-style-name="P3" draw:layer="layout" svg:x1="1.76cm" svg:y1="5.033cm" svg:x2="1.76cm" svg:y2="3.934cm">
          <text:p/>
        </draw:line>
        <draw:frame draw:style-name="gr4" draw:text-style-name="P4" draw:layer="layout" svg:width="1.851cm" svg:height="1.036cm" svg:x="12.84cm" svg:y="2.75cm">
          <draw:text-box>
            <text:p text:style-name="P1"><text:span text:style-name="T1">Python</text:span></text:p>
          </draw:text-box>
        </draw:frame>
        <draw:line draw:style-name="gr2" draw:text-style-name="P3" draw:layer="layout" svg:x1="9.618cm" svg:y1="5.033cm" svg:x2="9.618cm" svg:y2="3.934cm">
          <text:p/>
        </draw:line>
        <draw:frame draw:style-name="gr5" draw:text-style-name="P4" draw:layer="layout" svg:width="6.841cm" svg:height="1.035cm" svg:x="2.063cm" svg:y="3.882cm">
          <draw:text-box>
            <text:p text:style-name="P1"><text:span text:style-name="T2">for(int i=10; i&lt;20; i++) {</text:span></text:p>
          </draw:text-box>
        </draw:frame>
        <draw:line draw:style-name="gr2" draw:text-style-name="P3" draw:layer="layout" svg:x1="17.764cm" svg:y1="5.033cm" svg:x2="17.764cm" svg:y2="3.934cm">
          <text:p/>
        </draw:line>
        <draw:line draw:style-name="gr2" draw:text-style-name="P3" draw:layer="layout" svg:x1="1.76cm" svg:y1="6.135cm" svg:x2="1.76cm" svg:y2="5.033cm">
          <text:p/>
        </draw:line>
        <draw:frame draw:style-name="gr6" draw:text-style-name="P4" draw:layer="layout" svg:width="5.562cm" svg:height="1.035cm" svg:x="9.922cm" svg:y="3.882cm">
          <draw:text-box>
            <text:p text:style-name="P1"><text:span text:style-name="T2">for i in range(10,20):</text:span></text:p>
          </draw:text-box>
        </draw:frame>
        <draw:line draw:style-name="gr2" draw:text-style-name="P3" draw:layer="layout" svg:x1="9.618cm" svg:y1="6.135cm" svg:x2="9.618cm" svg:y2="5.033cm">
          <text:p/>
        </draw:line>
        <draw:frame draw:style-name="gr7" draw:text-style-name="P4" draw:layer="layout" svg:width="5.69cm" svg:height="1.037cm" svg:x="2.614cm" svg:y="4.98cm">
          <draw:text-box>
            <text:p text:style-name="P1"><text:span text:style-name="T2">System.out.println(i);</text:span></text:p>
          </draw:text-box>
        </draw:frame>
        <draw:line draw:style-name="gr2" draw:text-style-name="P3" draw:layer="layout" svg:x1="17.764cm" svg:y1="6.135cm" svg:x2="17.764cm" svg:y2="5.033cm">
          <text:p/>
        </draw:line>
        <draw:line draw:style-name="gr2" draw:text-style-name="P3" draw:layer="layout" svg:x1="1.76cm" svg:y1="7.233cm" svg:x2="1.76cm" svg:y2="6.134cm">
          <text:p/>
        </draw:line>
        <draw:frame draw:style-name="gr8" draw:text-style-name="P4" draw:layer="layout" svg:width="1.826cm" svg:height="1.037cm" svg:x="11.027cm" svg:y="4.98cm">
          <draw:text-box>
            <text:p text:style-name="P1"><text:span text:style-name="T2">print(i)</text:span></text:p>
          </draw:text-box>
        </draw:frame>
        <draw:frame draw:style-name="gr9" draw:text-style-name="P4" draw:layer="layout" svg:width="0.533cm" svg:height="1.035cm" svg:x="2.063cm" svg:y="6.083cm">
          <draw:text-box>
            <text:p text:style-name="P1"><text:span text:style-name="T2">}</text:span></text:p>
          </draw:text-box>
        </draw:frame>
        <draw:line draw:style-name="gr2" draw:text-style-name="P3" draw:layer="layout" svg:x1="9.618cm" svg:y1="7.233cm" svg:x2="9.618cm" svg:y2="6.134cm">
          <text:p/>
        </draw:line>
        <draw:frame draw:style-name="gr10" draw:text-style-name="P4" draw:layer="layout" svg:width="4.23cm" svg:height="1.035cm" svg:x="5.1cm" svg:y="6.083cm">
          <draw:text-box>
            <text:p text:style-name="P1"><text:span text:style-name="T2">// i</text:span><text:span text:style-name="T3"> n’existe plus</text:span></text:p>
          </draw:text-box>
        </draw:frame>
        <draw:frame draw:style-name="gr11" draw:text-style-name="P4" draw:layer="layout" svg:width="2.131cm" svg:height="1.035cm" svg:x="9.922cm" svg:y="6.083cm">
          <draw:text-box>
            <text:p text:style-name="P1"><text:span text:style-name="T2"># i</text:span><text:span text:style-name="T3"> vaut</text:span></text:p>
          </draw:text-box>
        </draw:frame>
        <draw:line draw:style-name="gr2" draw:text-style-name="P3" draw:layer="layout" svg:x1="17.764cm" svg:y1="7.233cm" svg:x2="17.764cm" svg:y2="6.134cm">
          <text:p/>
        </draw:line>
        <draw:line draw:style-name="gr2" draw:text-style-name="P3" draw:layer="layout" svg:x1="1.75cm" svg:y1="7.25cm" svg:x2="17.774cm" svg:y2="7.25cm">
          <text:p/>
        </draw:line>
        <draw:frame draw:style-name="gr12" draw:text-style-name="P4" draw:layer="layout" svg:width="5.972cm" svg:height="1.035cm" svg:x="12.278cm" svg:y="6.083cm">
          <draw:text-box>
            <text:p text:style-name="P1"><text:span text:style-name="T2">19</text:span><text:span text:style-name="T3"> en sortie de boucle</text:span></text:p>
          </draw:text-box>
        </draw:frame>
        <draw:path draw:style-name="gr13" draw:text-style-name="P3" draw:layer="layout" svg:width="21.058cm" svg:height="26.059cm" svg:x="0cm" svg:y="-0.001cm" svg:viewBox="0 0 21059 26060" svg:d="M529 1030h-529M20530 1030h529M529 25031h-529M20530 25031h529M1029 530v-530M1029 25531v529M20030 530v-530M20030 25531v529">
          <text:p/>
        </draw:path>
        <draw:path draw:style-name="gr14" draw:text-style-name="P3" draw:layer="layout" svg:width="21.058cm" svg:height="26.059cm" svg:x="0cm" svg:y="-0.001cm" svg:viewBox="0 0 21059 26060" svg:d="M529 1030h-529M20530 1030h529M529 25031h-529M20530 25031h529M1029 530v-530M1029 25531v529M20030 530v-530M20030 25531v529">
          <text:p/>
        </draw:path>
        <draw:frame draw:style-name="gr15" draw:text-style-name="P5" draw:layer="layout" svg:width="3.558cm" svg:height="0.239cm" svg:x="1.382cm" svg:y="25.692cm">
          <draw:text-box>
            <text:p text:style-name="P1"><text:span text:style-name="T4">9782340-036642_001_324.indd <text:s text:c="2"/>161</text:span></text:p>
          </draw:text-box>
        </draw:frame>
        <draw:frame draw:style-name="gr15" draw:text-style-name="P5" draw:layer="layout" svg:width="3.558cm" svg:height="0.239cm" svg:x="1.382cm" svg:y="25.692cm">
          <draw:text-box>
            <text:p text:style-name="P1"><text:span text:style-name="T5">9782340-036642_001_324.indd <text:s text:c="2"/>161</text:span></text:p>
          </draw:text-box>
        </draw:frame>
        <draw:frame draw:style-name="gr16" draw:text-style-name="P5" draw:layer="layout" svg:width="1.78cm" svg:height="0.239cm" svg:x="18.124cm" svg:y="25.692cm">
          <draw:text-box>
            <text:p text:style-name="P1"><text:span text:style-name="T4">23/12/2019 <text:s text:c="2"/>11:38</text:span></text:p>
          </draw:text-box>
        </draw:frame>
        <draw:frame draw:style-name="gr16" draw:text-style-name="P5" draw:layer="layout" svg:width="1.78cm" svg:height="0.239cm" svg:x="18.124cm" svg:y="25.692cm">
          <draw:text-box>
            <text:p text:style-name="P1"><text:span text:style-name="T5">23/12/2019 <text:s text:c="2"/>11:38</text:span></text:p>
          </draw:text-box>
        </draw:frame>
        <draw:frame draw:style-name="gr17" draw:text-style-name="P7" draw:layer="layout" svg:width="15.801cm" svg:height="0.547cm" svg:x="2.5cm" svg:y="1.5cm">
          <draw:text-box>
            <text:p text:style-name="P6"><text:span text:style-name="T6">BOUCLE FOR (en python, i existe en </text:span><text:span text:style-name="T6">dehors de la boucle)</text:span></text:p>
          </draw:text-box>
        </draw:frame>
        <draw:line draw:style-name="gr2" draw:text-style-name="P3" draw:layer="layout" svg:x1="1.75cm" svg:y1="9.525cm" svg:x2="17.75cm" svg:y2="9.525cm">
          <text:p/>
        </draw:line>
        <draw:line draw:style-name="gr2" draw:text-style-name="P3" draw:layer="layout" svg:x1="1.762cm" svg:y1="10.322cm" svg:x2="1.762cm" svg:y2="9.537cm">
          <text:p/>
        </draw:line>
        <draw:line draw:style-name="gr2" draw:text-style-name="P3" draw:layer="layout" svg:x1="11.817cm" svg:y1="10.322cm" svg:x2="11.817cm" svg:y2="9.537cm">
          <text:p/>
        </draw:line>
        <draw:frame draw:style-name="gr18" draw:text-style-name="P4" draw:layer="layout" svg:width="1.418cm" svg:height="0.74cm" svg:x="6.14cm" svg:y="9.5cm">
          <draw:text-box>
            <text:p text:style-name="P1"><text:span text:style-name="T1">Java</text:span></text:p>
          </draw:text-box>
        </draw:frame>
        <draw:line draw:style-name="gr2" draw:text-style-name="P3" draw:layer="layout" svg:x1="17.738cm" svg:y1="10.322cm" svg:x2="17.738cm" svg:y2="9.537cm">
          <text:p/>
        </draw:line>
        <draw:line draw:style-name="gr2" draw:text-style-name="P3" draw:layer="layout" svg:x1="1.75cm" svg:y1="10.334cm" svg:x2="17.75cm" svg:y2="10.334cm">
          <text:p/>
        </draw:line>
        <draw:line draw:style-name="gr2" draw:text-style-name="P3" draw:layer="layout" svg:x1="1.762cm" svg:y1="11.13cm" svg:x2="1.762cm" svg:y2="10.345cm">
          <text:p/>
        </draw:line>
        <draw:frame draw:style-name="gr19" draw:text-style-name="P4" draw:layer="layout" svg:width="2.308cm" svg:height="0.74cm" svg:x="13.715cm" svg:y="9.5cm">
          <draw:text-box>
            <text:p text:style-name="P1"><text:span text:style-name="T1">Python</text:span></text:p>
          </draw:text-box>
        </draw:frame>
        <draw:line draw:style-name="gr2" draw:text-style-name="P3" draw:layer="layout" svg:x1="11.817cm" svg:y1="11.13cm" svg:x2="11.817cm" svg:y2="10.345cm">
          <text:p/>
        </draw:line>
        <draw:frame draw:style-name="gr20" draw:text-style-name="P4" draw:layer="layout" svg:width="5.002cm" svg:height="0.74cm" svg:x="2.14cm" svg:y="10.31cm">
          <draw:text-box>
            <text:p text:style-name="P1"><text:span text:style-name="T2">while (x &lt; N) {</text:span></text:p>
          </draw:text-box>
        </draw:frame>
        <draw:line draw:style-name="gr2" draw:text-style-name="P3" draw:layer="layout" svg:x1="17.738cm" svg:y1="11.13cm" svg:x2="17.738cm" svg:y2="10.345cm">
          <text:p/>
        </draw:line>
        <draw:line draw:style-name="gr2" draw:text-style-name="P3" draw:layer="layout" svg:x1="1.762cm" svg:y1="11.917cm" svg:x2="1.762cm" svg:y2="11.13cm">
          <text:p/>
        </draw:line>
        <draw:frame draw:style-name="gr21" draw:text-style-name="P4" draw:layer="layout" svg:width="4.066cm" svg:height="0.74cm" svg:x="12.196cm" svg:y="10.31cm">
          <draw:text-box>
            <text:p text:style-name="P1"><text:span text:style-name="T2">while x &lt; N:</text:span></text:p>
          </draw:text-box>
        </draw:frame>
        <draw:line draw:style-name="gr2" draw:text-style-name="P3" draw:layer="layout" svg:x1="11.817cm" svg:y1="11.917cm" svg:x2="11.817cm" svg:y2="11.13cm">
          <text:p/>
        </draw:line>
        <draw:frame draw:style-name="gr22" draw:text-style-name="P4" draw:layer="layout" svg:width="8.061cm" svg:height="0.74cm" svg:x="2.828cm" svg:y="11.095cm">
          <draw:text-box>
            <text:p text:style-name="P1"><text:span text:style-name="T2">System.out.println(f(x));</text:span></text:p>
          </draw:text-box>
        </draw:frame>
        <draw:line draw:style-name="gr2" draw:text-style-name="P3" draw:layer="layout" svg:x1="17.738cm" svg:y1="11.917cm" svg:x2="17.738cm" svg:y2="11.13cm">
          <text:p/>
        </draw:line>
        <draw:line draw:style-name="gr2" draw:text-style-name="P3" draw:layer="layout" svg:x1="1.762cm" svg:y1="12.702cm" svg:x2="1.762cm" svg:y2="11.917cm">
          <text:p/>
        </draw:line>
        <draw:frame draw:style-name="gr23" draw:text-style-name="P4" draw:layer="layout" svg:width="3.243cm" svg:height="0.74cm" svg:x="13.572cm" svg:y="11.095cm">
          <draw:text-box>
            <text:p text:style-name="P1"><text:span text:style-name="T2">print(f(x))</text:span></text:p>
          </draw:text-box>
        </draw:frame>
        <draw:line draw:style-name="gr2" draw:text-style-name="P3" draw:layer="layout" svg:x1="11.817cm" svg:y1="12.702cm" svg:x2="11.817cm" svg:y2="11.917cm">
          <text:p/>
        </draw:line>
        <draw:frame draw:style-name="gr24" draw:text-style-name="P4" draw:layer="layout" svg:width="1.747cm" svg:height="0.739cm" svg:x="2.828cm" svg:y="11.88cm">
          <draw:text-box>
            <text:p text:style-name="P1"><text:span text:style-name="T2">x++;</text:span></text:p>
          </draw:text-box>
        </draw:frame>
        <draw:line draw:style-name="gr2" draw:text-style-name="P3" draw:layer="layout" svg:x1="17.738cm" svg:y1="12.702cm" svg:x2="17.738cm" svg:y2="11.917cm">
          <text:p/>
        </draw:line>
        <draw:line draw:style-name="gr2" draw:text-style-name="P3" draw:layer="layout" svg:x1="1.762cm" svg:y1="13.489cm" svg:x2="1.762cm" svg:y2="12.702cm">
          <text:p/>
        </draw:line>
        <draw:frame draw:style-name="gr25" draw:text-style-name="P4" draw:layer="layout" svg:width="2.368cm" svg:height="0.739cm" svg:x="13.572cm" svg:y="11.88cm">
          <draw:text-box>
            <text:p text:style-name="P1"><text:span text:style-name="T2">x += 1</text:span></text:p>
          </draw:text-box>
        </draw:frame>
        <draw:line draw:style-name="gr2" draw:text-style-name="P3" draw:layer="layout" svg:x1="11.817cm" svg:y1="13.489cm" svg:x2="11.817cm" svg:y2="12.702cm">
          <text:p/>
        </draw:line>
        <draw:line draw:style-name="gr2" draw:text-style-name="P3" draw:layer="layout" svg:x1="17.738cm" svg:y1="13.489cm" svg:x2="17.738cm" svg:y2="12.702cm">
          <text:p/>
        </draw:line>
        <draw:line draw:style-name="gr2" draw:text-style-name="P3" draw:layer="layout" svg:x1="1.75cm" svg:y1="13.5cm" svg:x2="17.75cm" svg:y2="13.5cm">
          <text:p/>
        </draw:line>
        <draw:frame draw:style-name="gr26" draw:text-style-name="P4" draw:layer="layout" svg:width="0.665cm" svg:height="0.74cm" svg:x="2.14cm" svg:y="12.666cm">
          <draw:text-box>
            <text:p text:style-name="P1"><text:span text:style-name="T2">}</text:span></text:p>
          </draw:text-box>
        </draw:frame>
        <draw:frame draw:style-name="gr17" draw:text-style-name="P7" draw:layer="layout" svg:width="15.801cm" svg:height="0.547cm" svg:x="2.25cm" svg:y="8cm">
          <draw:text-box>
            <text:p text:style-name="P6"><text:span text:style-name="T6">BOUCLE WHILE (en python while do </text:span><text:span text:style-name="T6">existe pas, il faut le simuler)</text:span></text:p>
          </draw:text-box>
        </draw:frame>
        <draw:line draw:style-name="gr2" draw:text-style-name="P3" draw:layer="layout" svg:x1="1.75cm" svg:y1="15.493cm" svg:x2="17.75cm" svg:y2="15.493cm">
          <text:p/>
        </draw:line>
        <draw:line draw:style-name="gr2" draw:text-style-name="P3" draw:layer="layout" svg:x1="1.759cm" svg:y1="15.968cm" svg:x2="1.759cm" svg:y2="15.5cm">
          <text:p/>
        </draw:line>
        <draw:line draw:style-name="gr2" draw:text-style-name="P3" draw:layer="layout" svg:x1="17.741cm" svg:y1="15.968cm" svg:x2="17.741cm" svg:y2="15.5cm">
          <text:p/>
        </draw:line>
        <draw:line draw:style-name="gr2" draw:text-style-name="P3" draw:layer="layout" svg:x1="1.75cm" svg:y1="15.975cm" svg:x2="17.75cm" svg:y2="15.975cm">
          <text:p/>
        </draw:line>
        <draw:line draw:style-name="gr2" draw:text-style-name="P3" draw:layer="layout" svg:x1="1.759cm" svg:y1="16.45cm" svg:x2="1.759cm" svg:y2="15.982cm">
          <text:p/>
        </draw:line>
        <draw:frame draw:style-name="gr27" draw:text-style-name="P4" draw:layer="layout" svg:width="1.048cm" svg:height="0.441cm" svg:x="9.271cm" svg:y="15.478cm">
          <draw:text-box>
            <text:p text:style-name="P1"><text:span text:style-name="T1">Java</text:span></text:p>
          </draw:text-box>
        </draw:frame>
        <draw:line draw:style-name="gr2" draw:text-style-name="P3" draw:layer="layout" svg:x1="17.741cm" svg:y1="16.45cm" svg:x2="17.741cm" svg:y2="15.982cm">
          <text:p/>
        </draw:line>
        <draw:line draw:style-name="gr2" draw:text-style-name="P3" draw:layer="layout" svg:x1="1.759cm" svg:y1="16.919cm" svg:x2="1.759cm" svg:y2="16.45cm">
          <text:p/>
        </draw:line>
        <draw:frame draw:style-name="gr28" draw:text-style-name="P4" draw:layer="layout" svg:width="12.49cm" svg:height="0.441cm" svg:x="2.039cm" svg:y="15.961cm">
          <draw:text-box>
            <text:p text:style-name="P1"><text:span text:style-name="T2">ArrayList&lt;Integer&gt; L = new </text:span><text:span text:style-name="T2">ArrayList&lt;Integer&gt;();</text:span></text:p>
          </draw:text-box>
        </draw:frame>
        <draw:line draw:style-name="gr2" draw:text-style-name="P3" draw:layer="layout" svg:x1="17.741cm" svg:y1="16.919cm" svg:x2="17.741cm" svg:y2="16.45cm">
          <text:p/>
        </draw:line>
        <draw:line draw:style-name="gr2" draw:text-style-name="P3" draw:layer="layout" svg:x1="1.759cm" svg:y1="17.387cm" svg:x2="1.759cm" svg:y2="16.919cm">
          <text:p/>
        </draw:line>
        <draw:frame draw:style-name="gr29" draw:text-style-name="P4" draw:layer="layout" svg:width="5.989cm" svg:height="0.441cm" svg:x="2.039cm" svg:y="16.429cm">
          <draw:text-box>
            <text:p text:style-name="P1"><text:span text:style-name="T2">for(int i=0; i&lt;10; i++) {</text:span></text:p>
          </draw:text-box>
        </draw:frame>
        <draw:frame draw:style-name="gr30" draw:text-style-name="P4" draw:layer="layout" svg:width="2.435cm" svg:height="0.441cm" svg:x="2.547cm" svg:y="16.898cm">
          <draw:text-box>
            <text:p text:style-name="P1"><text:span text:style-name="T2">L.add(i*i);</text:span></text:p>
          </draw:text-box>
        </draw:frame>
        <draw:line draw:style-name="gr2" draw:text-style-name="P3" draw:layer="layout" svg:x1="17.741cm" svg:y1="17.387cm" svg:x2="17.741cm" svg:y2="16.919cm">
          <text:p/>
        </draw:line>
        <draw:line draw:style-name="gr2" draw:text-style-name="P3" draw:layer="layout" svg:x1="1.759cm" svg:y1="17.856cm" svg:x2="1.759cm" svg:y2="17.387cm">
          <text:p/>
        </draw:line>
        <draw:frame draw:style-name="gr31" draw:text-style-name="P4" draw:layer="layout" svg:width="10.418cm" svg:height="0.441cm" svg:x="7.13cm" svg:y="16.898cm">
          <draw:text-box>
            <text:p text:style-name="P1"><text:span text:style-name="T2">//</text:span><text:span text:style-name="T3">passage automatique de</text:span><text:span text:style-name="T2"> i*i</text:span><text:span text:style-name="T3"> à</text:span><text:span text:style-name="T2"> Integer(i*i)</text:span></text:p>
          </draw:text-box>
        </draw:frame>
        <draw:line draw:style-name="gr2" draw:text-style-name="P3" draw:layer="layout" svg:x1="17.741cm" svg:y1="17.856cm" svg:x2="17.741cm" svg:y2="17.387cm">
          <text:p/>
        </draw:line>
        <draw:line draw:style-name="gr2" draw:text-style-name="P3" draw:layer="layout" svg:x1="1.759cm" svg:y1="18.324cm" svg:x2="1.759cm" svg:y2="17.856cm">
          <text:p/>
        </draw:line>
        <draw:frame draw:style-name="gr32" draw:text-style-name="P4" draw:layer="layout" svg:width="0.491cm" svg:height="0.441cm" svg:x="2.039cm" svg:y="17.366cm">
          <draw:text-box>
            <text:p text:style-name="P1"><text:span text:style-name="T2">}</text:span></text:p>
          </draw:text-box>
        </draw:frame>
        <draw:frame draw:style-name="gr33" draw:text-style-name="P4" draw:layer="layout" svg:width="3.374cm" svg:height="0.441cm" svg:x="2.039cm" svg:y="17.834cm">
          <draw:text-box>
            <text:p text:style-name="P1"><text:span text:style-name="T2">for(int x : L) {</text:span></text:p>
          </draw:text-box>
        </draw:frame>
        <draw:line draw:style-name="gr2" draw:text-style-name="P3" draw:layer="layout" svg:x1="17.741cm" svg:y1="18.324cm" svg:x2="17.741cm" svg:y2="17.856cm">
          <text:p/>
        </draw:line>
        <draw:line draw:style-name="gr2" draw:text-style-name="P3" draw:layer="layout" svg:x1="1.759cm" svg:y1="18.793cm" svg:x2="1.759cm" svg:y2="18.324cm">
          <text:p/>
        </draw:line>
        <draw:frame draw:style-name="gr34" draw:text-style-name="P4" draw:layer="layout" svg:width="4.082cm" svg:height="0.441cm" svg:x="7.127cm" svg:y="17.834cm">
          <draw:text-box>
            <text:p text:style-name="P1"><text:span text:style-name="T2">//</text:span><text:span text:style-name="T3">et inversement</text:span></text:p>
          </draw:text-box>
        </draw:frame>
        <draw:line draw:style-name="gr2" draw:text-style-name="P3" draw:layer="layout" svg:x1="17.741cm" svg:y1="18.793cm" svg:x2="17.741cm" svg:y2="18.324cm">
          <text:p/>
        </draw:line>
        <draw:line draw:style-name="gr2" draw:text-style-name="P3" draw:layer="layout" svg:x1="1.759cm" svg:y1="19.261cm" svg:x2="1.759cm" svg:y2="18.793cm">
          <text:p/>
        </draw:line>
        <draw:frame draw:style-name="gr35" draw:text-style-name="P4" draw:layer="layout" svg:width="6.282cm" svg:height="0.441cm" svg:x="2.547cm" svg:y="18.303cm">
          <draw:text-box>
            <text:p text:style-name="P1"><text:span text:style-name="T2">System.out.print(x + " ");</text:span></text:p>
          </draw:text-box>
        </draw:frame>
        <draw:line draw:style-name="gr2" draw:text-style-name="P3" draw:layer="layout" svg:x1="17.741cm" svg:y1="19.261cm" svg:x2="17.741cm" svg:y2="18.793cm">
          <text:p/>
        </draw:line>
        <draw:line draw:style-name="gr2" draw:text-style-name="P3" draw:layer="layout" svg:x1="1.75cm" svg:y1="19.268cm" svg:x2="17.75cm" svg:y2="19.268cm">
          <text:p/>
        </draw:line>
        <draw:line draw:style-name="gr2" draw:text-style-name="P3" draw:layer="layout" svg:x1="1.759cm" svg:y1="19.743cm" svg:x2="1.759cm" svg:y2="19.275cm">
          <text:p/>
        </draw:line>
        <draw:frame draw:style-name="gr32" draw:text-style-name="P4" draw:layer="layout" svg:width="0.491cm" svg:height="0.441cm" svg:x="2.039cm" svg:y="18.771cm">
          <draw:text-box>
            <text:p text:style-name="P1"><text:span text:style-name="T2">}</text:span></text:p>
          </draw:text-box>
        </draw:frame>
        <draw:line draw:style-name="gr2" draw:text-style-name="P3" draw:layer="layout" svg:x1="17.741cm" svg:y1="19.743cm" svg:x2="17.741cm" svg:y2="19.275cm">
          <text:p/>
        </draw:line>
        <draw:line draw:style-name="gr2" draw:text-style-name="P3" draw:layer="layout" svg:x1="1.75cm" svg:y1="19.75cm" svg:x2="17.75cm" svg:y2="19.75cm">
          <text:p/>
        </draw:line>
        <draw:frame draw:style-name="gr36" draw:text-style-name="P4" draw:layer="layout" svg:width="6.437cm" svg:height="0.441cm" svg:x="2.039cm" svg:y="19.253cm">
          <draw:text-box>
            <text:p text:style-name="P1"><text:span text:style-name="T2">0 1 4 9 16 25 36 49 64 81</text:span></text:p>
          </draw:text-box>
        </draw:frame>
        <draw:frame draw:style-name="gr17" draw:text-style-name="P7" draw:layer="layout" svg:width="15.801cm" svg:height="0.547cm" svg:x="2cm" svg:y="14.203cm">
          <draw:text-box>
            <text:p text:style-name="P6"><text:span text:style-name="T6">LISTE</text:span></text:p>
          </draw:text-box>
        </draw:frame>
        <draw:line draw:style-name="gr2" draw:text-style-name="P3" draw:layer="layout" svg:x1="2.25cm" svg:y1="20.766cm" svg:x2="16.5cm" svg:y2="20.766cm">
          <text:p/>
        </draw:line>
        <draw:line draw:style-name="gr2" draw:text-style-name="P3" draw:layer="layout" svg:x1="2.269cm" svg:y1="21.264cm" svg:x2="2.269cm" svg:y2="20.773cm">
          <text:p/>
        </draw:line>
        <draw:line draw:style-name="gr2" draw:text-style-name="P3" draw:layer="layout" svg:x1="16.481cm" svg:y1="21.264cm" svg:x2="16.481cm" svg:y2="20.773cm">
          <text:p/>
        </draw:line>
        <draw:line draw:style-name="gr2" draw:text-style-name="P3" draw:layer="layout" svg:x1="2.25cm" svg:y1="21.272cm" svg:x2="16.5cm" svg:y2="21.272cm">
          <text:p/>
        </draw:line>
        <draw:line draw:style-name="gr2" draw:text-style-name="P3" draw:layer="layout" svg:x1="2.269cm" svg:y1="21.77cm" svg:x2="2.269cm" svg:y2="21.279cm">
          <text:p/>
        </draw:line>
        <draw:frame draw:style-name="gr37" draw:text-style-name="P4" draw:layer="layout" svg:width="3.502cm" svg:height="0.463cm" svg:x="7.762cm" svg:y="20.75cm">
          <draw:text-box>
            <text:p text:style-name="P1"><text:span text:style-name="T1">Python</text:span></text:p>
          </draw:text-box>
        </draw:frame>
        <draw:line draw:style-name="gr2" draw:text-style-name="P3" draw:layer="layout" svg:x1="16.481cm" svg:y1="21.77cm" svg:x2="16.481cm" svg:y2="21.279cm">
          <text:p/>
        </draw:line>
        <draw:line draw:style-name="gr2" draw:text-style-name="P3" draw:layer="layout" svg:x1="2.269cm" svg:y1="22.262cm" svg:x2="2.269cm" svg:y2="21.77cm">
          <text:p/>
        </draw:line>
        <draw:frame draw:style-name="gr38" draw:text-style-name="P4" draw:layer="layout" svg:width="2.856cm" svg:height="0.463cm" svg:x="2.842cm" svg:y="21.256cm">
          <draw:text-box>
            <text:p text:style-name="P1"><text:span text:style-name="T2">L = []</text:span></text:p>
          </draw:text-box>
        </draw:frame>
        <draw:line draw:style-name="gr2" draw:text-style-name="P3" draw:layer="layout" svg:x1="16.481cm" svg:y1="22.262cm" svg:x2="16.481cm" svg:y2="21.77cm">
          <text:p/>
        </draw:line>
        <draw:line draw:style-name="gr2" draw:text-style-name="P3" draw:layer="layout" svg:x1="2.269cm" svg:y1="22.753cm" svg:x2="2.269cm" svg:y2="22.262cm">
          <text:p/>
        </draw:line>
        <draw:frame draw:style-name="gr39" draw:text-style-name="P4" draw:layer="layout" svg:width="8.919cm" svg:height="0.463cm" svg:x="2.842cm" svg:y="21.748cm">
          <draw:text-box>
            <text:p text:style-name="P1"><text:span text:style-name="T2">for i in range(10):</text:span></text:p>
          </draw:text-box>
        </draw:frame>
        <draw:line draw:style-name="gr2" draw:text-style-name="P3" draw:layer="layout" svg:x1="16.481cm" svg:y1="22.753cm" svg:x2="16.481cm" svg:y2="22.262cm">
          <text:p/>
        </draw:line>
        <draw:line draw:style-name="gr2" draw:text-style-name="P3" draw:layer="layout" svg:x1="2.269cm" svg:y1="23.245cm" svg:x2="2.269cm" svg:y2="22.753cm">
          <text:p/>
        </draw:line>
        <draw:frame draw:style-name="gr40" draw:text-style-name="P4" draw:layer="layout" svg:width="6.558cm" svg:height="0.463cm" svg:x="4.932cm" svg:y="22.239cm">
          <draw:text-box>
            <text:p text:style-name="P1"><text:span text:style-name="T2">L.append(i*i)</text:span></text:p>
          </draw:text-box>
        </draw:frame>
        <draw:line draw:style-name="gr2" draw:text-style-name="P3" draw:layer="layout" svg:x1="16.481cm" svg:y1="23.245cm" svg:x2="16.481cm" svg:y2="22.753cm">
          <text:p/>
        </draw:line>
        <draw:line draw:style-name="gr2" draw:text-style-name="P3" draw:layer="layout" svg:x1="2.269cm" svg:y1="23.737cm" svg:x2="2.269cm" svg:y2="23.246cm">
          <text:p/>
        </draw:line>
        <draw:frame draw:style-name="gr41" draw:text-style-name="P4" draw:layer="layout" svg:width="8.532cm" svg:height="0.463cm" svg:x="2.842cm" svg:y="22.73cm">
          <draw:text-box>
            <text:p text:style-name="P1"><text:span text:style-name="T2">for x in L: <text:s text:c="30"/># ou L.reverse()</text:span></text:p>
          </draw:text-box>
        </draw:frame>
        <draw:line draw:style-name="gr2" draw:text-style-name="P3" draw:layer="layout" svg:x1="16.481cm" svg:y1="23.737cm" svg:x2="16.481cm" svg:y2="23.246cm">
          <text:p/>
        </draw:line>
        <draw:line draw:style-name="gr2" draw:text-style-name="P3" draw:layer="layout" svg:x1="2.25cm" svg:y1="23.744cm" svg:x2="16.5cm" svg:y2="23.744cm">
          <text:p/>
        </draw:line>
        <draw:line draw:style-name="gr2" draw:text-style-name="P3" draw:layer="layout" svg:x1="2.269cm" svg:y1="24.242cm" svg:x2="2.269cm" svg:y2="23.751cm">
          <text:p/>
        </draw:line>
        <draw:frame draw:style-name="gr42" draw:text-style-name="P4" draw:layer="layout" svg:width="7.795cm" svg:height="0.462cm" svg:x="4.932cm" svg:y="23.223cm">
          <draw:text-box>
            <text:p text:style-name="P1"><text:span text:style-name="T2">print(x,end=’ ’)</text:span></text:p>
          </draw:text-box>
        </draw:frame>
        <draw:line draw:style-name="gr2" draw:text-style-name="P3" draw:layer="layout" svg:x1="16.481cm" svg:y1="24.242cm" svg:x2="16.481cm" svg:y2="23.751cm">
          <text:p/>
        </draw:line>
        <draw:line draw:style-name="gr2" draw:text-style-name="P3" draw:layer="layout" svg:x1="2.25cm" svg:y1="24.25cm" svg:x2="16.5cm" svg:y2="24.25cm">
          <text:p/>
        </draw:line>
        <draw:frame draw:style-name="gr43" draw:text-style-name="P4" draw:layer="layout" svg:width="13.224cm" svg:height="0.463cm" svg:x="2.842cm" svg:y="23.728cm">
          <draw:text-box>
            <text:p text:style-name="P1"><text:span text:style-name="T2">0 1 4 9 16 25 36 49 64 81</text:span></text:p>
          </draw:text-box>
        </draw:frame>
      </draw:page>
      <draw:page draw:name="page2" draw:style-name="dp1" draw:master-page-name="master-page3">
        <draw:line draw:style-name="gr2" draw:text-style-name="P3" draw:layer="layout" svg:x1="3.662cm" svg:y1="5.985cm" svg:x2="16.823cm" svg:y2="5.985cm">
          <text:p/>
        </draw:line>
        <draw:line draw:style-name="gr2" draw:text-style-name="P3" draw:layer="layout" svg:x1="3.669cm" svg:y1="6.405cm" svg:x2="3.669cm" svg:y2="5.992cm">
          <text:p/>
        </draw:line>
        <draw:line draw:style-name="gr2" draw:text-style-name="P3" draw:layer="layout" svg:x1="9.158cm" svg:y1="6.405cm" svg:x2="9.158cm" svg:y2="5.992cm">
          <text:p/>
        </draw:line>
        <draw:frame draw:style-name="gr44" draw:text-style-name="P8" draw:layer="layout" svg:width="0.734cm" svg:height="0.403cm" svg:x="6.077cm" svg:y="5.962cm">
          <draw:text-box>
            <text:p text:style-name="P1"><text:span text:style-name="T7">Java</text:span></text:p>
          </draw:text-box>
        </draw:frame>
        <draw:line draw:style-name="gr2" draw:text-style-name="P3" draw:layer="layout" svg:x1="16.816cm" svg:y1="6.405cm" svg:x2="16.816cm" svg:y2="5.992cm">
          <text:p/>
        </draw:line>
        <draw:line draw:style-name="gr2" draw:text-style-name="P3" draw:layer="layout" svg:x1="3.662cm" svg:y1="6.412cm" svg:x2="16.823cm" svg:y2="6.412cm">
          <text:p/>
        </draw:line>
        <draw:line draw:style-name="gr2" draw:text-style-name="P3" draw:layer="layout" svg:x1="3.669cm" svg:y1="6.832cm" svg:x2="3.669cm" svg:y2="6.419cm">
          <text:p/>
        </draw:line>
        <draw:frame draw:style-name="gr45" draw:text-style-name="P8" draw:layer="layout" svg:width="1.204cm" svg:height="0.403cm" svg:x="12.435cm" svg:y="5.962cm">
          <draw:text-box>
            <text:p text:style-name="P1"><text:span text:style-name="T7">Python</text:span></text:p>
          </draw:text-box>
        </draw:frame>
        <draw:line draw:style-name="gr2" draw:text-style-name="P3" draw:layer="layout" svg:x1="9.158cm" svg:y1="6.832cm" svg:x2="9.158cm" svg:y2="6.419cm">
          <text:p/>
        </draw:line>
        <draw:frame draw:style-name="gr46" draw:text-style-name="P8" draw:layer="layout" svg:width="2.402cm" svg:height="0.403cm" svg:x="3.883cm" svg:y="6.389cm">
          <draw:text-box>
            <text:p text:style-name="P1"><text:span text:style-name="T8">class Cercle {</text:span></text:p>
          </draw:text-box>
        </draw:frame>
        <draw:line draw:style-name="gr2" draw:text-style-name="P3" draw:layer="layout" svg:x1="16.816cm" svg:y1="6.832cm" svg:x2="16.816cm" svg:y2="6.419cm">
          <text:p/>
        </draw:line>
        <draw:line draw:style-name="gr2" draw:text-style-name="P3" draw:layer="layout" svg:x1="3.669cm" svg:y1="7.245cm" svg:x2="3.669cm" svg:y2="6.832cm">
          <text:p/>
        </draw:line>
        <draw:frame draw:style-name="gr47" draw:text-style-name="P8" draw:layer="layout" svg:width="2.191cm" svg:height="0.403cm" svg:x="9.372cm" svg:y="6.389cm">
          <draw:text-box>
            <text:p text:style-name="P1"><text:span text:style-name="T8">class </text:span><text:span text:style-name="T8">Cercle:</text:span></text:p>
          </draw:text-box>
        </draw:frame>
        <draw:line draw:style-name="gr2" draw:text-style-name="P3" draw:layer="layout" svg:x1="9.158cm" svg:y1="7.245cm" svg:x2="9.158cm" svg:y2="6.832cm">
          <text:p/>
        </draw:line>
        <draw:frame draw:style-name="gr48" draw:text-style-name="P8" draw:layer="layout" svg:width="4.197cm" svg:height="0.403cm" svg:x="4.244cm" svg:y="6.803cm">
          <draw:text-box>
            <text:p text:style-name="P1"><text:span text:style-name="T8">static int </text:span><text:span text:style-name="T8">nbCercles = 0;</text:span></text:p>
          </draw:text-box>
        </draw:frame>
        <draw:line draw:style-name="gr2" draw:text-style-name="P3" draw:layer="layout" svg:x1="16.816cm" svg:y1="7.245cm" svg:x2="16.816cm" svg:y2="6.832cm">
          <text:p/>
        </draw:line>
        <draw:line draw:style-name="gr2" draw:text-style-name="P3" draw:layer="layout" svg:x1="3.669cm" svg:y1="7.659cm" svg:x2="3.669cm" svg:y2="7.245cm">
          <text:p/>
        </draw:line>
        <draw:frame draw:style-name="gr49" draw:text-style-name="P8" draw:layer="layout" svg:width="2.576cm" svg:height="0.403cm" svg:x="10.095cm" svg:y="6.803cm">
          <draw:text-box>
            <text:p text:style-name="P1"><text:span text:style-name="T8">nb_cercles </text:span><text:span text:style-name="T8">= 0</text:span></text:p>
          </draw:text-box>
        </draw:frame>
        <draw:line draw:style-name="gr2" draw:text-style-name="P3" draw:layer="layout" svg:x1="9.158cm" svg:y1="7.659cm" svg:x2="9.158cm" svg:y2="7.245cm">
          <text:p/>
        </draw:line>
        <draw:line draw:style-name="gr2" draw:text-style-name="P3" draw:layer="layout" svg:x1="16.816cm" svg:y1="7.659cm" svg:x2="16.816cm" svg:y2="7.245cm">
          <text:p/>
        </draw:line>
        <draw:line draw:style-name="gr2" draw:text-style-name="P3" draw:layer="layout" svg:x1="3.669cm" svg:y1="8.072cm" svg:x2="3.669cm" svg:y2="7.659cm">
          <text:p/>
        </draw:line>
        <draw:line draw:style-name="gr2" draw:text-style-name="P3" draw:layer="layout" svg:x1="9.158cm" svg:y1="8.072cm" svg:x2="9.158cm" svg:y2="7.659cm">
          <text:p/>
        </draw:line>
        <draw:line draw:style-name="gr2" draw:text-style-name="P3" draw:layer="layout" svg:x1="16.816cm" svg:y1="8.072cm" svg:x2="16.816cm" svg:y2="7.659cm">
          <text:p/>
        </draw:line>
        <draw:line draw:style-name="gr2" draw:text-style-name="P3" draw:layer="layout" svg:x1="3.669cm" svg:y1="8.486cm" svg:x2="3.669cm" svg:y2="8.072cm">
          <text:p/>
        </draw:line>
        <draw:frame draw:style-name="gr50" draw:text-style-name="P8" draw:layer="layout" svg:width="2.491cm" svg:height="0.403cm" svg:x="4.244cm" svg:y="7.216cm">
          <draw:text-box>
            <text:p text:style-name="P1"><text:span text:style-name="T8">private float r;</text:span></text:p>
          </draw:text-box>
        </draw:frame>
        <draw:line draw:style-name="gr2" draw:text-style-name="P3" draw:layer="layout" svg:x1="9.158cm" svg:y1="8.486cm" svg:x2="9.158cm" svg:y2="8.072cm">
          <text:p/>
        </draw:line>
        <draw:frame draw:style-name="gr51" draw:text-style-name="P8" draw:layer="layout" svg:width="2.843cm" svg:height="0.403cm" svg:x="4.244cm" svg:y="8.042cm">
          <draw:text-box>
            <text:p text:style-name="P1"><text:span text:style-name="T8">Cercle (float r) {</text:span></text:p>
          </draw:text-box>
        </draw:frame>
        <draw:line draw:style-name="gr2" draw:text-style-name="P3" draw:layer="layout" svg:x1="16.816cm" svg:y1="8.486cm" svg:x2="16.816cm" svg:y2="8.072cm">
          <text:p/>
        </draw:line>
        <draw:line draw:style-name="gr2" draw:text-style-name="P3" draw:layer="layout" svg:x1="3.669cm" svg:y1="8.899cm" svg:x2="3.669cm" svg:y2="8.486cm">
          <text:p/>
        </draw:line>
        <draw:frame draw:style-name="gr52" draw:text-style-name="P8" draw:layer="layout" svg:width="3.169cm" svg:height="0.403cm" svg:x="10.095cm" svg:y="8.042cm">
          <draw:text-box>
            <text:p text:style-name="P1"><text:span text:style-name="T8">def </text:span><text:span text:style-name="T8">__init__(sel</text:span><text:span text:style-name="T8">f,r):</text:span></text:p>
          </draw:text-box>
        </draw:frame>
        <draw:line draw:style-name="gr2" draw:text-style-name="P3" draw:layer="layout" svg:x1="9.158cm" svg:y1="8.899cm" svg:x2="9.158cm" svg:y2="8.486cm">
          <text:p/>
        </draw:line>
        <draw:frame draw:style-name="gr53" draw:text-style-name="P8" draw:layer="layout" svg:width="1.666cm" svg:height="0.403cm" svg:x="4.606cm" svg:y="8.456cm">
          <draw:text-box>
            <text:p text:style-name="P1"><text:span text:style-name="T8">this.r = r;</text:span></text:p>
          </draw:text-box>
        </draw:frame>
        <draw:line draw:style-name="gr2" draw:text-style-name="P3" draw:layer="layout" svg:x1="16.816cm" svg:y1="8.899cm" svg:x2="16.816cm" svg:y2="8.486cm">
          <text:p/>
        </draw:line>
        <draw:line draw:style-name="gr2" draw:text-style-name="P3" draw:layer="layout" svg:x1="3.669cm" svg:y1="9.312cm" svg:x2="3.669cm" svg:y2="8.899cm">
          <text:p/>
        </draw:line>
        <draw:frame draw:style-name="gr54" draw:text-style-name="P8" draw:layer="layout" svg:width="1.526cm" svg:height="0.403cm" svg:x="10.818cm" svg:y="8.456cm">
          <draw:text-box>
            <text:p text:style-name="P1"><text:span text:style-name="T8">self.r = r</text:span></text:p>
          </draw:text-box>
        </draw:frame>
        <draw:line draw:style-name="gr2" draw:text-style-name="P3" draw:layer="layout" svg:x1="9.158cm" svg:y1="9.312cm" svg:x2="9.158cm" svg:y2="8.899cm">
          <text:p/>
        </draw:line>
        <draw:frame draw:style-name="gr55" draw:text-style-name="P8" draw:layer="layout" svg:width="2.423cm" svg:height="0.403cm" svg:x="4.606cm" svg:y="8.869cm">
          <draw:text-box>
            <text:p text:style-name="P1"><text:span text:style-name="T8">nbCercles++;</text:span></text:p>
          </draw:text-box>
        </draw:frame>
        <draw:line draw:style-name="gr2" draw:text-style-name="P3" draw:layer="layout" svg:x1="16.816cm" svg:y1="9.312cm" svg:x2="16.816cm" svg:y2="8.899cm">
          <text:p/>
        </draw:line>
        <draw:line draw:style-name="gr2" draw:text-style-name="P3" draw:layer="layout" svg:x1="3.669cm" svg:y1="9.725cm" svg:x2="3.669cm" svg:y2="9.312cm">
          <text:p/>
        </draw:line>
        <draw:frame draw:style-name="gr56" draw:text-style-name="P8" draw:layer="layout" svg:width="3.964cm" svg:height="0.403cm" svg:x="10.818cm" svg:y="8.869cm">
          <draw:text-box>
            <text:p text:style-name="P1"><text:span text:style-name="T8">Cercle.n</text:span><text:span text:style-name="T8">b_cercle</text:span><text:span text:style-name="T8">s +=1</text:span></text:p>
          </draw:text-box>
        </draw:frame>
        <draw:line draw:style-name="gr2" draw:text-style-name="P3" draw:layer="layout" svg:x1="9.158cm" svg:y1="9.725cm" svg:x2="9.158cm" svg:y2="9.312cm">
          <text:p/>
        </draw:line>
        <draw:line draw:style-name="gr2" draw:text-style-name="P3" draw:layer="layout" svg:x1="16.816cm" svg:y1="9.725cm" svg:x2="16.816cm" svg:y2="9.312cm">
          <text:p/>
        </draw:line>
        <draw:line draw:style-name="gr2" draw:text-style-name="P3" draw:layer="layout" svg:x1="3.669cm" svg:y1="10.139cm" svg:x2="3.669cm" svg:y2="9.725cm">
          <text:p/>
        </draw:line>
        <draw:line draw:style-name="gr2" draw:text-style-name="P3" draw:layer="layout" svg:x1="9.158cm" svg:y1="10.139cm" svg:x2="9.158cm" svg:y2="9.725cm">
          <text:p/>
        </draw:line>
        <draw:line draw:style-name="gr2" draw:text-style-name="P3" draw:layer="layout" svg:x1="16.816cm" svg:y1="10.139cm" svg:x2="16.816cm" svg:y2="9.725cm">
          <text:p/>
        </draw:line>
        <draw:line draw:style-name="gr2" draw:text-style-name="P3" draw:layer="layout" svg:x1="3.669cm" svg:y1="10.552cm" svg:x2="3.669cm" svg:y2="10.139cm">
          <text:p/>
        </draw:line>
        <draw:frame draw:style-name="gr57" draw:text-style-name="P8" draw:layer="layout" svg:width="0.343cm" svg:height="0.403cm" svg:x="4.244cm" svg:y="9.282cm">
          <draw:text-box>
            <text:p text:style-name="P1"><text:span text:style-name="T8">}</text:span></text:p>
          </draw:text-box>
        </draw:frame>
        <draw:line draw:style-name="gr2" draw:text-style-name="P3" draw:layer="layout" svg:x1="9.158cm" svg:y1="10.552cm" svg:x2="9.158cm" svg:y2="10.139cm">
          <text:p/>
        </draw:line>
        <draw:frame draw:style-name="gr58" draw:text-style-name="P8" draw:layer="layout" svg:width="4.29cm" svg:height="0.403cm" svg:x="4.244cm" svg:y="10.109cm">
          <draw:text-box>
            <text:p text:style-name="P1"><text:span text:style-name="T8">public String toString() {</text:span></text:p>
          </draw:text-box>
        </draw:frame>
        <draw:line draw:style-name="gr2" draw:text-style-name="P3" draw:layer="layout" svg:x1="16.816cm" svg:y1="10.552cm" svg:x2="16.816cm" svg:y2="10.139cm">
          <text:p/>
        </draw:line>
        <draw:line draw:style-name="gr2" draw:text-style-name="P3" draw:layer="layout" svg:x1="3.669cm" svg:y1="10.965cm" svg:x2="3.669cm" svg:y2="10.552cm">
          <text:p/>
        </draw:line>
        <draw:frame draw:style-name="gr59" draw:text-style-name="P8" draw:layer="layout" svg:width="3.084cm" svg:height="0.403cm" svg:x="10.095cm" svg:y="10.109cm">
          <draw:text-box>
            <text:p text:style-name="P1"><text:span text:style-name="T8">def __repr__(self):</text:span></text:p>
          </draw:text-box>
        </draw:frame>
        <draw:line draw:style-name="gr2" draw:text-style-name="P3" draw:layer="layout" svg:x1="9.158cm" svg:y1="10.965cm" svg:x2="9.158cm" svg:y2="10.552cm">
          <text:p/>
        </draw:line>
        <draw:frame draw:style-name="gr60" draw:text-style-name="P8" draw:layer="layout" svg:width="4.045cm" svg:height="0.403cm" svg:x="4.606cm" svg:y="10.522cm">
          <draw:text-box>
            <text:p text:style-name="P1"><text:span text:style-name="T8">return "Cercle("+r+")";</text:span></text:p>
          </draw:text-box>
        </draw:frame>
        <draw:line draw:style-name="gr2" draw:text-style-name="P3" draw:layer="layout" svg:x1="16.816cm" svg:y1="10.965cm" svg:x2="16.816cm" svg:y2="10.552cm">
          <text:p/>
        </draw:line>
        <draw:line draw:style-name="gr2" draw:text-style-name="P3" draw:layer="layout" svg:x1="3.669cm" svg:y1="11.379cm" svg:x2="3.669cm" svg:y2="10.965cm">
          <text:p/>
        </draw:line>
        <draw:frame draw:style-name="gr61" draw:text-style-name="P8" draw:layer="layout" svg:width="5.179cm" svg:height="0.403cm" svg:x="10.818cm" svg:y="10.522cm">
          <draw:text-box>
            <text:p text:style-name="P1"><text:span text:style-name="T8">return ’Cercle(’+str(self.r)+’)’</text:span></text:p>
          </draw:text-box>
        </draw:frame>
        <draw:line draw:style-name="gr2" draw:text-style-name="P3" draw:layer="layout" svg:x1="9.158cm" svg:y1="11.379cm" svg:x2="9.158cm" svg:y2="10.965cm">
          <text:p/>
        </draw:line>
        <draw:line draw:style-name="gr2" draw:text-style-name="P3" draw:layer="layout" svg:x1="16.816cm" svg:y1="11.379cm" svg:x2="16.816cm" svg:y2="10.965cm">
          <text:p/>
        </draw:line>
        <draw:line draw:style-name="gr2" draw:text-style-name="P3" draw:layer="layout" svg:x1="3.669cm" svg:y1="11.792cm" svg:x2="3.669cm" svg:y2="11.379cm">
          <text:p/>
        </draw:line>
        <draw:line draw:style-name="gr2" draw:text-style-name="P3" draw:layer="layout" svg:x1="9.158cm" svg:y1="11.792cm" svg:x2="9.158cm" svg:y2="11.379cm">
          <text:p/>
        </draw:line>
        <draw:line draw:style-name="gr2" draw:text-style-name="P3" draw:layer="layout" svg:x1="16.816cm" svg:y1="11.792cm" svg:x2="16.816cm" svg:y2="11.379cm">
          <text:p/>
        </draw:line>
        <draw:line draw:style-name="gr2" draw:text-style-name="P3" draw:layer="layout" svg:x1="3.669cm" svg:y1="12.206cm" svg:x2="3.669cm" svg:y2="11.792cm">
          <text:p/>
        </draw:line>
        <draw:frame draw:style-name="gr57" draw:text-style-name="P8" draw:layer="layout" svg:width="0.343cm" svg:height="0.403cm" svg:x="4.244cm" svg:y="10.936cm">
          <draw:text-box>
            <text:p text:style-name="P1"><text:span text:style-name="T8">}</text:span></text:p>
          </draw:text-box>
        </draw:frame>
        <draw:line draw:style-name="gr2" draw:text-style-name="P3" draw:layer="layout" svg:x1="9.158cm" svg:y1="12.206cm" svg:x2="9.158cm" svg:y2="11.792cm">
          <text:p/>
        </draw:line>
        <draw:frame draw:style-name="gr62" draw:text-style-name="P8" draw:layer="layout" svg:width="2.301cm" svg:height="0.403cm" svg:x="4.244cm" svg:y="11.762cm">
          <draw:text-box>
            <text:p text:style-name="P1"><text:span text:style-name="T8">float getR() {</text:span></text:p>
          </draw:text-box>
        </draw:frame>
        <draw:line draw:style-name="gr2" draw:text-style-name="P3" draw:layer="layout" svg:x1="16.816cm" svg:y1="12.206cm" svg:x2="16.816cm" svg:y2="11.792cm">
          <text:p/>
        </draw:line>
        <draw:line draw:style-name="gr2" draw:text-style-name="P3" draw:layer="layout" svg:x1="3.669cm" svg:y1="12.619cm" svg:x2="3.669cm" svg:y2="12.206cm">
          <text:p/>
        </draw:line>
        <draw:frame draw:style-name="gr63" draw:text-style-name="P8" draw:layer="layout" svg:width="6.233cm" svg:height="0.403cm" svg:x="9.372cm" svg:y="11.762cm">
          <draw:text-box>
            <text:p text:style-name="P1"><text:span text:style-name="T8">#</text:span><text:span text:style-name="T9"> accès au rayon du cercle</text:span><text:span text:style-name="T10"> c</text:span><text:span text:style-name="T9"> par</text:span><text:span text:style-name="T10"> c.r</text:span></text:p>
          </draw:text-box>
        </draw:frame>
        <draw:line draw:style-name="gr2" draw:text-style-name="P3" draw:layer="layout" svg:x1="9.158cm" svg:y1="12.619cm" svg:x2="9.158cm" svg:y2="12.206cm">
          <text:p/>
        </draw:line>
        <draw:line draw:style-name="gr2" draw:text-style-name="P3" draw:layer="layout" svg:x1="16.816cm" svg:y1="12.619cm" svg:x2="16.816cm" svg:y2="12.206cm">
          <text:p/>
        </draw:line>
        <draw:line draw:style-name="gr2" draw:text-style-name="P3" draw:layer="layout" svg:x1="3.669cm" svg:y1="13.032cm" svg:x2="3.669cm" svg:y2="12.619cm">
          <text:p/>
        </draw:line>
        <draw:frame draw:style-name="gr64" draw:text-style-name="P8" draw:layer="layout" svg:width="1.45cm" svg:height="0.403cm" svg:x="4.606cm" svg:y="12.175cm">
          <draw:text-box>
            <text:p text:style-name="P1"><text:span text:style-name="T8">return r;</text:span></text:p>
          </draw:text-box>
        </draw:frame>
        <draw:line draw:style-name="gr2" draw:text-style-name="P3" draw:layer="layout" svg:x1="9.158cm" svg:y1="13.032cm" svg:x2="9.158cm" svg:y2="12.619cm">
          <text:p/>
        </draw:line>
        <draw:line draw:style-name="gr2" draw:text-style-name="P3" draw:layer="layout" svg:x1="16.816cm" svg:y1="13.032cm" svg:x2="16.816cm" svg:y2="12.619cm">
          <text:p/>
        </draw:line>
        <draw:line draw:style-name="gr2" draw:text-style-name="P3" draw:layer="layout" svg:x1="3.669cm" svg:y1="13.445cm" svg:x2="3.669cm" svg:y2="13.032cm">
          <text:p/>
        </draw:line>
        <draw:frame draw:style-name="gr57" draw:text-style-name="P8" draw:layer="layout" svg:width="0.343cm" svg:height="0.403cm" svg:x="4.244cm" svg:y="12.589cm">
          <draw:text-box>
            <text:p text:style-name="P1"><text:span text:style-name="T8">}</text:span></text:p>
          </draw:text-box>
        </draw:frame>
        <draw:line draw:style-name="gr2" draw:text-style-name="P3" draw:layer="layout" svg:x1="9.158cm" svg:y1="13.445cm" svg:x2="9.158cm" svg:y2="13.032cm">
          <text:p/>
        </draw:line>
        <draw:line draw:style-name="gr2" draw:text-style-name="P3" draw:layer="layout" svg:x1="16.816cm" svg:y1="13.445cm" svg:x2="16.816cm" svg:y2="13.032cm">
          <text:p/>
        </draw:line>
        <draw:line draw:style-name="gr2" draw:text-style-name="P3" draw:layer="layout" svg:x1="3.662cm" svg:y1="13.452cm" svg:x2="16.823cm" svg:y2="13.452cm">
          <text:p/>
        </draw:line>
        <draw:frame draw:style-name="gr57" draw:text-style-name="P8" draw:layer="layout" svg:width="0.343cm" svg:height="0.403cm" svg:x="3.883cm" svg:y="13.002cm">
          <draw:text-box>
            <text:p text:style-name="P1"><text:span text:style-name="T8">}</text:span></text:p>
          </draw:text-box>
        </draw:frame>
        <draw:path draw:style-name="gr13" draw:text-style-name="P3" draw:layer="layout" svg:width="21.058cm" svg:height="26.059cm" svg:x="0cm" svg:y="-0.001cm" svg:viewBox="0 0 21059 26060" svg:d="M529 1030h-529M20530 1030h529M529 25031h-529M20530 25031h529M1029 530v-530M1029 25531v529M20030 530v-530M20030 25531v529">
          <text:p/>
        </draw:path>
        <draw:path draw:style-name="gr14" draw:text-style-name="P3" draw:layer="layout" svg:width="21.058cm" svg:height="26.059cm" svg:x="0cm" svg:y="-0.001cm" svg:viewBox="0 0 21059 26060" svg:d="M529 1030h-529M20530 1030h529M529 25031h-529M20530 25031h529M1029 530v-530M1029 25531v529M20030 530v-530M20030 25531v529">
          <text:p/>
        </draw:path>
        <draw:frame draw:style-name="gr15" draw:text-style-name="P5" draw:layer="layout" svg:width="3.558cm" svg:height="0.239cm" svg:x="1.382cm" svg:y="25.692cm">
          <draw:text-box>
            <text:p text:style-name="P1"><text:span text:style-name="T4">9782340-036642_001_324.indd <text:s text:c="2"/>164</text:span></text:p>
          </draw:text-box>
        </draw:frame>
        <draw:frame draw:style-name="gr15" draw:text-style-name="P5" draw:layer="layout" svg:width="3.558cm" svg:height="0.239cm" svg:x="1.382cm" svg:y="25.692cm">
          <draw:text-box>
            <text:p text:style-name="P1"><text:span text:style-name="T5">9782340-036642_001_324.indd <text:s text:c="2"/>164</text:span></text:p>
          </draw:text-box>
        </draw:frame>
        <draw:frame draw:style-name="gr16" draw:text-style-name="P5" draw:layer="layout" svg:width="1.78cm" svg:height="0.239cm" svg:x="18.124cm" svg:y="25.692cm">
          <draw:text-box>
            <text:p text:style-name="P1"><text:span text:style-name="T4">23/12/2019 <text:s text:c="2"/>11:38</text:span></text:p>
          </draw:text-box>
        </draw:frame>
        <draw:frame draw:style-name="gr16" draw:text-style-name="P5" draw:layer="layout" svg:width="1.78cm" svg:height="0.239cm" svg:x="18.124cm" svg:y="25.692cm">
          <draw:text-box>
            <text:p text:style-name="P1"><text:span text:style-name="T5">23/12/2019 <text:s text:c="2"/>11:38</text:span></text:p>
          </draw:text-box>
        </draw:frame>
        <draw:frame draw:style-name="gr65" draw:text-style-name="P7" draw:layer="layout" svg:width="15.754cm" svg:height="0.547cm" svg:x="3.996cm" svg:y="4.309cm">
          <draw:text-box>
            <text:p text:style-name="P6"><text:span text:style-name="T6">CLASSE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MMI101" svg:font-family="CMMI10"/>
    <style:font-face style:name="CMMI8" svg:font-family="CMMI8"/>
    <style:font-face style:name="CMR101" svg:font-family="CMR10"/>
    <style:font-face style:name="CMR8" svg:font-family="CMR8"/>
    <style:font-face style:name="CMSY101" svg:font-family="CMSY10"/>
    <style:font-face style:name="Helvetica1" svg:font-family="Helvetica"/>
    <style:font-face style:name="MSBM101" svg:font-family="MSBM10"/>
    <style:font-face style:name="SFBX10001" svg:font-family="SFBX1000"/>
    <style:font-face style:name="SFBX1095" svg:font-family="SFBX1095"/>
    <style:font-face style:name="SFBX12001" svg:font-family="SFBX1200"/>
    <style:font-face style:name="SFBX14401" svg:font-family="SFBX1440"/>
    <style:font-face style:name="SFBX2074" svg:font-family="SFBX2074"/>
    <style:font-face style:name="SFBX24881" svg:font-family="SFBX2488"/>
    <style:font-face style:name="SFIT10001" svg:font-family="SFIT1000"/>
    <style:font-face style:name="SFRM0800" svg:font-family="SFRM0800"/>
    <style:font-face style:name="SFRM0900" svg:font-family="SFRM0900"/>
    <style:font-face style:name="SFRM10001" svg:font-family="SFRM1000"/>
    <style:font-face style:name="SFRM10951" svg:font-family="SFRM1095"/>
    <style:font-face style:name="SFSL10951" svg:font-family="SFSL1095"/>
    <style:font-face style:name="SFTI0900" svg:font-family="SFTI0900"/>
    <style:font-face style:name="SFTI10001" svg:font-family="SFTI1000"/>
    <style:font-face style:name="SFTI10951" svg:font-family="SFTI1095"/>
    <style:font-face style:name="SFTT08001" svg:font-family="SFTT0800"/>
    <style:font-face style:name="SFTT0900" svg:font-family="SFTT0900"/>
    <style:font-face style:name="SFTT10001" svg:font-family="SFTT1000"/>
    <style:font-face style:name="SFTT10951" svg:font-family="SFTT1095"/>
    <style:font-face style:name="CMMI10" svg:font-family="CMMI10" style:font-pitch="variable"/>
    <style:font-face style:name="CMMI81" svg:font-family="CMMI8" style:font-pitch="variable"/>
    <style:font-face style:name="CMR10" svg:font-family="CMR10" style:font-pitch="variable"/>
    <style:font-face style:name="CMR81" svg:font-family="CMR8" style:font-pitch="variable"/>
    <style:font-face style:name="CMSY10" svg:font-family="CMSY10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MSBM10" svg:font-family="MSBM10" style:font-pitch="variable"/>
    <style:font-face style:name="SFBX1000" svg:font-family="SFBX1000" style:font-pitch="variable"/>
    <style:font-face style:name="SFBX10951" svg:font-family="SFBX1095" style:font-pitch="variable"/>
    <style:font-face style:name="SFBX1200" svg:font-family="SFBX1200" style:font-pitch="variable"/>
    <style:font-face style:name="SFBX1440" svg:font-family="SFBX1440" style:font-pitch="variable"/>
    <style:font-face style:name="SFBX20741" svg:font-family="SFBX2074" style:font-pitch="variable"/>
    <style:font-face style:name="SFBX2488" svg:font-family="SFBX2488" style:font-pitch="variable"/>
    <style:font-face style:name="SFIT1000" svg:font-family="SFIT1000" style:font-pitch="variable"/>
    <style:font-face style:name="SFRM08001" svg:font-family="SFRM0800" style:font-pitch="variable"/>
    <style:font-face style:name="SFRM09001" svg:font-family="SFRM0900" style:font-pitch="variable"/>
    <style:font-face style:name="SFRM1000" svg:font-family="SFRM1000" style:font-pitch="variable"/>
    <style:font-face style:name="SFRM1095" svg:font-family="SFRM1095" style:font-pitch="variable"/>
    <style:font-face style:name="SFSL1095" svg:font-family="SFSL1095" style:font-pitch="variable"/>
    <style:font-face style:name="SFTI09001" svg:font-family="SFTI0900" style:font-pitch="variable"/>
    <style:font-face style:name="SFTI1000" svg:font-family="SFTI1000" style:font-pitch="variable"/>
    <style:font-face style:name="SFTI1095" svg:font-family="SFTI1095" style:font-pitch="variable"/>
    <style:font-face style:name="SFTT0800" svg:font-family="SFTT0800" style:font-pitch="variable"/>
    <style:font-face style:name="SFTT09001" svg:font-family="SFTT0900" style:font-pitch="variable"/>
    <style:font-face style:name="SFTT1000" svg:font-family="SFTT1000" style:font-pitch="variable"/>
    <style:font-face style:name="SFTT1095" svg:font-family="SFTT1095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0cm" fo:margin-bottom="1cm" fo:margin-left="0cm" fo:margin-right="0cm" fo:page-width="21.058cm" fo:page-height="26.05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1.5.2$Windows_X86_64 LibreOffice_project/85f04e9f809797b8199d13c421bd8a2b025d52b5</meta:generator>
    <dc:date>2022-11-20T11:10:29.214000000</dc:date>
    <meta:editing-duration>PT2M18S</meta:editing-duration>
    <meta:editing-cycles>1</meta:editing-cycles>
    <meta:document-statistic meta:object-count="208"/>
  </office:meta>
</office:document-meta>
</file>